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9e4a" officeooo:paragraph-rsid="000a9e4a"/>
    </style:style>
    <style:style style:name="P2" style:family="paragraph" style:parent-style-name="Standard">
      <style:text-properties fo:font-weight="bold" officeooo:rsid="000a9e4a" officeooo:paragraph-rsid="000a9e4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cklogs:</text:p>
      <text:p text:style-name="P2">/** Project submission */</text:p>
      <text:p text:style-name="P2">- Users can submit a project</text:p>
      <text:p text:style-name="P2">- Users is notified of any missing info</text:p>
      <text:p text:style-name="P2"/>
      <text:p text:style-name="P2">/** Process projects in dashboards */</text:p>
      <text:p text:style-name="P2">- Admin can view projects and change its status</text:p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i Hoang</meta:initial-creator>
    <meta:creation-date>2014-09-01T21:32:24.408135368</meta:creation-date>
    <dc:date>2014-09-01T22:06:08.766333093</dc:date>
    <dc:creator>Bui Hoang</dc:creator>
    <meta:editing-duration>PT18M44S</meta:editing-duration>
    <meta:editing-cycles>1</meta:editing-cycles>
    <meta:document-statistic meta:table-count="0" meta:image-count="0" meta:object-count="0" meta:page-count="1" meta:paragraph-count="7" meta:word-count="34" meta:character-count="186" meta:non-whitespace-character-count="157"/>
    <meta:generator>LibreOffice/4.2.4.2$Linux_x86 LibreOffice_project/420m0$Build-2</meta:generator>
  </office:meta>
</office:document-meta>
</file>